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f33" officeooo:paragraph-rsid="00285f33" style:font-weight-asian="bold" style:font-weight-complex="bold"/>
    </style:style>
    <style:style style:name="P2" style:family="paragraph" style:parent-style-name="Standard">
      <style:text-properties officeooo:rsid="00285f33" officeooo:paragraph-rsid="00285f33"/>
    </style:style>
    <style:style style:name="P3" style:family="paragraph" style:parent-style-name="Standard">
      <style:text-properties officeooo:rsid="001c33c9" officeooo:paragraph-rsid="001c33c9"/>
    </style:style>
    <style:style style:name="P4" style:family="paragraph" style:parent-style-name="Standard">
      <style:text-properties officeooo:paragraph-rsid="00285f33"/>
    </style:style>
    <style:style style:name="P5" style:family="paragraph" style:parent-style-name="Standard">
      <style:text-properties fo:font-weight="normal" officeooo:rsid="00285f33" officeooo:paragraph-rsid="00285f33" style:font-weight-asian="normal" style:font-weight-complex="normal"/>
    </style:style>
    <style:style style:name="P6" style:family="paragraph" style:parent-style-name="Standard">
      <style:text-properties fo:font-weight="normal" officeooo:rsid="00285f33" officeooo:paragraph-rsid="002adbd8" style:font-weight-asian="normal" style:font-weight-complex="normal"/>
    </style:style>
    <style:style style:name="P7" style:family="paragraph" style:parent-style-name="Standard">
      <style:text-properties fo:font-weight="normal" officeooo:rsid="002b2dc1" officeooo:paragraph-rsid="002b2dc1" style:font-weight-asian="normal" style:font-weight-complex="normal"/>
    </style:style>
    <style:style style:name="P8" style:family="paragraph" style:parent-style-name="Standard">
      <style:text-properties fo:font-weight="normal" officeooo:rsid="002b83d9" officeooo:paragraph-rsid="002b83d9" style:font-weight-asian="normal" style:font-weight-complex="normal"/>
    </style:style>
    <style:style style:name="P9" style:family="paragraph" style:parent-style-name="Standard">
      <style:text-properties officeooo:rsid="002adbd8" officeooo:paragraph-rsid="002adbd8"/>
    </style:style>
    <style:style style:name="P10" style:family="paragraph" style:parent-style-name="Standard">
      <style:text-properties officeooo:rsid="002b2dc1" officeooo:paragraph-rsid="002b2dc1"/>
    </style:style>
    <style:style style:name="P11" style:family="paragraph" style:parent-style-name="Contents_20_1">
      <style:paragraph-properties>
        <style:tab-stops>
          <style:tab-stop style:position="17.588cm" style:type="right" style:leader-style="dotted" style:leader-text="."/>
        </style:tab-stops>
      </style:paragraph-properties>
    </style:style>
    <style:style style:name="P12" style:family="paragraph" style:parent-style-name="Contents_20_2">
      <style:paragraph-properties>
        <style:tab-stops>
          <style:tab-stop style:position="17.089cm" style:type="right" style:leader-style="dotted" style:leader-text="."/>
        </style:tab-stops>
      </style:paragraph-properties>
    </style:style>
    <style:style style:name="P13" style:family="paragraph" style:parent-style-name="Standard">
      <style:text-properties officeooo:rsid="002c32be" officeooo:paragraph-rsid="002c32be"/>
    </style:style>
    <style:style style:name="P14" style:family="paragraph" style:parent-style-name="Standard">
      <style:text-properties fo:font-weight="normal" officeooo:rsid="002b2dc1" officeooo:paragraph-rsid="002b2dc1" style:font-weight-asian="normal" style:font-weight-complex="normal"/>
    </style:style>
    <style:style style:name="P15" style:family="paragraph" style:parent-style-name="Standard">
      <style:text-properties officeooo:rsid="0024145c" officeooo:paragraph-rsid="002adbd8"/>
    </style:style>
    <style:style style:name="P16" style:family="paragraph" style:parent-style-name="Standard">
      <style:text-properties officeooo:rsid="002da003" officeooo:paragraph-rsid="002da003"/>
    </style:style>
    <style:style style:name="P17" style:family="paragraph" style:parent-style-name="Standard">
      <style:text-properties officeooo:rsid="002e7a25" officeooo:paragraph-rsid="002e7a25"/>
    </style:style>
    <style:style style:name="P18" style:family="paragraph" style:parent-style-name="Text_20_body">
      <style:text-properties officeooo:rsid="002c32be" officeooo:paragraph-rsid="002c32be"/>
    </style:style>
    <style:style style:name="T1" style:family="text">
      <style:text-properties officeooo:rsid="00202c5e"/>
    </style:style>
    <style:style style:name="T2" style:family="text">
      <style:text-properties officeooo:rsid="00285f33"/>
    </style:style>
    <style:style style:name="T3" style:family="text">
      <style:text-properties officeooo:rsid="002adbd8"/>
    </style:style>
    <style:style style:name="T4" style:family="text">
      <style:text-properties officeooo:rsid="002b2dc1"/>
    </style:style>
    <style:style style:name="T5" style:family="text">
      <style:text-properties officeooo:rsid="002b83d9"/>
    </style:style>
    <style:style style:name="T6" style:family="text">
      <style:text-properties officeooo:rsid="002c32be"/>
    </style:style>
    <style:style style:name="T7" style:family="text">
      <style:text-properties officeooo:rsid="002da003"/>
    </style:style>
    <style:style style:name="T8" style:family="text">
      <style:text-properties officeooo:rsid="002e7a2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utline of procedures to align the gantry, optics, and bed</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37_1930603353" text:style-name="Index_20_Link" text:visited-style-name="Index_20_Link">Introduction<text:tab/>1</text:a></text:p>
          <text:p text:style-name="P11"><text:a xlink:type="simple" xlink:href="#__RefHeading___Toc239_1930603353" text:style-name="Index_20_Link" text:visited-style-name="Index_20_Link">Alignment Procedure Outline<text:tab/>1</text:a></text:p>
          <text:p text:style-name="P12"><text:a xlink:type="simple" xlink:href="#__RefHeading___Toc241_1930603353" text:style-name="Index_20_Link" text:visited-style-name="Index_20_Link">1. Gantry Skew<text:tab/>1</text:a></text:p>
          <text:p text:style-name="P12"><text:a xlink:type="simple" xlink:href="#__RefHeading___Toc243_1930603353" text:style-name="Index_20_Link" text:visited-style-name="Index_20_Link">2. Bed Leveling<text:tab/>2</text:a></text:p>
          <text:p text:style-name="P12"><text:a xlink:type="simple" xlink:href="#__RefHeading___Toc245_1930603353" text:style-name="Index_20_Link" text:visited-style-name="Index_20_Link">3. Tube Adjustment<text:tab/>2</text:a></text:p>
          <text:p text:style-name="P12"><text:a xlink:type="simple" xlink:href="#__RefHeading___Toc247_1930603353" text:style-name="Index_20_Link" text:visited-style-name="Index_20_Link">4. Mirror 1 Adjustment<text:tab/>2</text:a></text:p>
          <text:p text:style-name="P12"><text:a xlink:type="simple" xlink:href="#__RefHeading___Toc249_1930603353" text:style-name="Index_20_Link" text:visited-style-name="Index_20_Link">5. Mirror 2 Alignment<text:tab/>3</text:a></text:p>
          <text:p text:style-name="P12"><text:a xlink:type="simple" xlink:href="#__RefHeading___Toc251_1930603353" text:style-name="Index_20_Link" text:visited-style-name="Index_20_Link">6. Mirror #1 fine-tuning<text:tab/>4</text:a></text:p>
          <text:p text:style-name="P12"><text:a xlink:type="simple" xlink:href="#__RefHeading___Toc253_1930603353" text:style-name="Index_20_Link" text:visited-style-name="Index_20_Link">7. Mirror #3 alignment<text:tab/>4</text:a></text:p>
          <text:p text:style-name="P12"><text:a xlink:type="simple" xlink:href="#__RefHeading___Toc255_1930603353" text:style-name="Index_20_Link" text:visited-style-name="Index_20_Link">8. Gantry Square<text:tab/>4</text:a></text:p>
          <text:p text:style-name="P12"><text:a xlink:type="simple" xlink:href="#__RefHeading___Toc257_1930603353" text:style-name="Index_20_Link" text:visited-style-name="Index_20_Link">9. Ramp Test<text:tab/>5</text:a></text:p>
          <text:p text:style-name="P11"><text:a xlink:type="simple" xlink:href="#__RefHeading___Toc259_1930603353" text:style-name="Index_20_Link" text:visited-style-name="Index_20_Link">Monthly Inspection<text:tab/>5</text:a></text:p>
          <text:p text:style-name="P12"><text:a xlink:type="simple" xlink:href="#__RefHeading___Toc261_1930603353" text:style-name="Index_20_Link" text:visited-style-name="Index_20_Link">Inspect and clean optical elements<text:tab/>5</text:a></text:p>
          <text:p text:style-name="P12"><text:a xlink:type="simple" xlink:href="#__RefHeading___Toc263_1930603353" text:style-name="Index_20_Link" text:visited-style-name="Index_20_Link">Bed level tests<text:tab/>5</text:a></text:p>
          <text:p text:style-name="P12"><text:a xlink:type="simple" xlink:href="#__RefHeading___Toc265_1930603353" text:style-name="Index_20_Link" text:visited-style-name="Index_20_Link">Laser beam alignment tests<text:tab/>5</text:a></text:p>
        </text:index-body>
      </text:table-of-content>
      <text:p text:style-name="Text_20_body"/>
      <text:h text:style-name="Heading_20_1" text:outline-level="1"><text:bookmark-start text:name="__RefHeading___Toc237_1930603353"/>Introduction<text:bookmark-end text:name="__RefHeading___Toc237_1930603353"/></text:h>
      <text:p text:style-name="P18">The performance of these laser cutters is highly dependent on how well the machine is aligned and calibrated. <text:s/>The alignment of the machine is something of an art and requires patience and understanding of the fundamentals of optics. <text:s/>Fortunately, if inspected regularly, the full procedure is rarely needed. <text:s/>This document contains an outline of the main alignment procedures and also a monthly maintenance guide. <text:s/>Once aligned, the machine should be maintained by following the monthly inspection process to verify that the machine is still adequately aligned and perform minor adjustments as needed. <text:s/>This is intended to ensure that the full alignment process is needed only rarely and that most of the time, only minor adjustments are needed to keep the machine in working order.</text:p>
      <text:h text:style-name="Heading_20_1" text:outline-level="1"><text:bookmark-start text:name="__RefHeading___Toc239_1930603353"/>Alignment Procedure Outline<text:bookmark-end text:name="__RefHeading___Toc239_1930603353"/></text:h>
      <text:p text:style-name="P13"/>
      <text:h text:style-name="Heading_20_2" text:outline-level="2"><text:bookmark-start text:name="__RefHeading___Toc241_1930603353"/><text:span text:style-name="T1">1. </text:span>Gantry <text:span text:style-name="T2">Skew</text:span><text:bookmark-end text:name="__RefHeading___Toc241_1930603353"/></text:h>
      <text:p text:style-name="P3"/>
      <text:p text:style-name="P2">In this stage, we aim to align the gantry so that the left and right rails are parallel. <text:s/>Using a bubble-level, check that each of the rails is angled from front-to-back by the same amount. <text:s/>If necessary, the <text:soft-page-break/>entire machine can be trammed so that they are both level as closely as possible. <text:s/>Note that precise alignment is not necessary, but try to get the rails within about 1 degree of the same angle. <text:s/>The height of the front anchor point of each of the rails can be adjusted by loosening the screws holding the Y axis rails to the chassis and moving them higher or lower. <text:s/>Continue iterating on this until they are as close to parallel as you can make them.</text:p>
      <text:p text:style-name="P2"/>
      <text:p text:style-name="P2">This is not too crucial because mirror #2 rides along the rails. <text:s/>Any “skew” in the yz plane will be washed out because the mirror moves with the rail. <text:s/>Nonetheless, make an effort to ensure that the rails are as level as possible in reference to one another.</text:p>
      <text:p text:style-name="P2"/>
      <text:h text:style-name="Heading_20_2" text:outline-level="2"><text:bookmark-start text:name="__RefHeading___Toc243_1930603353"/>2. Bed Leveling<text:bookmark-end text:name="__RefHeading___Toc243_1930603353"/></text:h>
      <text:p text:style-name="P2"/>
      <text:p text:style-name="P2">In this stage, we aim to ensure that the XY plane of the bed is parallel to the XY plane of the gantry. <text:s/>The easiest way to do this is to place a large rigid, square object on the bed. <text:s/>Ideally, this object should be a) flat b) rigid, and c) cover the entire bed.</text:p>
      <text:p text:style-name="P2"/>
      <text:p text:style-name="P2">Next, jog the laser head to each of the 4 corners and use a small flat object to move the laser head so that the lowest of the 4 corners just touches the object. <text:s/>Our aim from here will be to adjust the z-axis lead screws so that all 4 corners match. <text:s/>To adjust one of the lead screws, use a hex wrench to loosen the set screw for the sprocket for that lead screw and manually adjust the lead screw until it just touches the object and re-tighten the set screw for the sprocket. <text:s/>Continue this process until all 4 lead screws just barely make contact with the test object.</text:p>
      <text:p text:style-name="P2"/>
      <text:p text:style-name="P2">For extra precision, a dial indicator can be mounted on the laser lens tube. <text:s/>Once done, the laser head can carefully be moved around the bed to measure how much deviation there is across the bed. <text:s/>A good alignment should yield something on the order of 10 thousan<text:span text:style-name="T6">d</text:span>ths of an inch (0.254mm)</text:p>
      <text:p text:style-name="Standard"/>
      <text:h text:style-name="Heading_20_2" text:outline-level="2"><text:bookmark-start text:name="__RefHeading___Toc245_1930603353"/>3. Tube Adjustment<text:bookmark-end text:name="__RefHeading___Toc245_1930603353"/></text:h>
      <text:p text:style-name="P5"/>
      <text:p text:style-name="P5">In this stage, we aim to ensure that the laser beam arrives at mirror #1 in the center of the aperture. <text:s/>In order to do this, it may be necessary to shim the laser tube or make fine adjustments to the tube location until the beam arrives at the center as parallel as possible. <text:s/>Note that it is difficult to ensure that the tube is exactly perpendicular to the aperture because there is only a very small gap between the end of the laser tube and the aperture, but align it as closely as possible with the naked eye. <text:s/>Alignments of the mirrors will make up for small deviations from the correct angle.</text:p>
      <text:p text:style-name="P1"/>
      <text:h text:style-name="Heading_20_2" text:outline-level="2"><text:bookmark-start text:name="__RefHeading___Toc247_1930603353"/><text:span text:style-name="T4">4</text:span>. Mirror 1 Adjustment<text:bookmark-end text:name="__RefHeading___Toc247_1930603353"/></text:h>
      <text:p text:style-name="P5"/>
      <text:p text:style-name="P6">In this stage, we aim to ensure that the laser beam arrives at mirror #2 at the center of the aperture. </text:p>
      <text:p text:style-name="P6"/>
      <text:p text:style-name="P6">Place a piece of blue painter’s tape over one of the “Mirror 2 Target”, mark the grid and aperture location <text:span text:style-name="T3">with a pen </text:span>using the accompanying <text:span text:style-name="T3">templates</text:span>. <text:s/><text:span text:style-name="T3">These markings will assist in objectively knowing the position of the test pulse in reference to the aperture and a 10x10mm grid.</text:span></text:p>
      <text:p text:style-name="P6"/>
      <text:p text:style-name="P6"><text:soft-page-break/>Then, place the target in the input aperture of mirror #2. <text:s/>Close the lid and power on the laser. <text:s/>Fire a test pulse at 10% power with the laser head in the upper-left corner of the bed (closest to the laser head). <text:s/>Repeat this process in the lower-left corner. <text:s/>If the pulses arrive in different locations, carefully adjust the set-screws on mirorr #1 for the up/down and left/right to move the beam in the desired direction. <text:s/>Note that when adjusting the mirror, the one in the “lower” corner will move a larger distance than the one in the “upper” corner. <text:s/>Repeat this adjustment until both pulses arrive in the approximate center of the aperture and as close to one another as possible.</text:p>
      <text:p text:style-name="P5"/>
      <text:p text:style-name="P5">Note that after aligning mirror #2, it may be necessary to further adjust mirror #1, but this should be the approximate starting location for further alignment.</text:p>
      <text:p text:style-name="P1"/>
      <text:h text:style-name="Heading_20_2" text:outline-level="2"><text:bookmark-start text:name="__RefHeading___Toc249_1930603353"/><text:span text:style-name="T4">5</text:span>. Mirror 2 Alignment<text:bookmark-end text:name="__RefHeading___Toc249_1930603353"/></text:h>
      <text:p text:style-name="P4"/>
      <text:p text:style-name="P2">In this stage, we aim to ensure that the laser beam arrives at mirror <text:span text:style-name="T3">#</text:span>3 (the mirror on the laser head) in the exact center of the aperture consistently all the way across the bed.</text:p>
      <text:p text:style-name="Standard"/>
      <text:p text:style-name="P9">Place a piece of blue painter’s tape across one a “Mirror 3 Target” and mark the grid and aperture location with a pen using the accompanying templates. <text:s/>These markings will assist in objectively knowing the position of the test pulse in reference to the aperture and a 10x10mm grid.</text:p>
      <text:p text:style-name="P9"/>
      <text:p text:style-name="P9">Then place the target in the input aperture of mirror #3. <text:s/>Jog the laser head to the upper-left corner of the bed. <text:s/>Fire a test pulse at 10% power. <text:s/>Repeat this for each of the 4 corners. <text:s/>It is sometimes helpful to save these pulses by sticking them to a copy of the “Laser Alignment Worksheet”. <text:s/>This will give the location of the pulses on each of the 4 corners of the bed.</text:p>
      <text:p text:style-name="P9"/>
      <text:p text:style-name="P9">Adjusting the set-screws on mirror #2 will move each of those pulses up and down or left and right. <text:s/>Note that there will be more movement of the beam on the right side than the left, but the motion of them should be approximately the same. <text:s/>For example, if the upper-right and lower-right test spots are both 4mm high, you would want to adjust mirror #2 downward. <text:s/>Doing this would move both the upper-right and lower-right spots downward by the same amount. <text:s/>It is usually not the case that they will move in different directions or by different amounts.</text:p>
      <text:p text:style-name="P9"/>
      <text:p text:style-name="P9">Also note that the right side spots will move more than the left-side spots. <text:s/>This is because the left-side spots are a very small distance from mirror #2 than the right-side spots.</text:p>
      <text:p text:style-name="P9"/>
      <text:p text:style-name="P9">Begin the adjustment by carefully adjusting the “left/right” screw until all 4 spots are as close to the center as possible and cluster around it. <text:s/>For example, if they’re not quite aligned, you goal would be to put one spot slightly to the left and the other slightly to the right. <text:s/>Once the left/right is approximately on center, proceed to the “up/down” adjustment.</text:p>
      <text:p text:style-name="P9"/>
      <text:p text:style-name="P9">Again, for the “up/down” adjustment of mirror #2, you should aim to get all 4 spots as close to the center as possible. <text:s/>If they’re not quite aligned, you should aim to get them evenly distributed above/below so that “on average” they’re in the same location.</text:p>
      <text:p text:style-name="P9"/>
      <text:p text:style-name="P9">If the 4 test spots are within about 1-2mm of center, that is usually sufficient. <text:s/>If so, skip to step <text:span text:style-name="T4">7</text:span>. <text:s text:c="2"/>If not, it may be required to re-adjust mirror #1 (Step <text:span text:style-name="T4">6</text:span>) and then come back to mirror #2 (Step <text:span text:style-name="T4">5</text:span>).</text:p>
      <text:p text:style-name="P9"/>
      <text:h text:style-name="Heading_20_2" text:outline-level="2"><text:bookmark-start text:name="__RefHeading___Toc251_1930603353"/><text:soft-page-break/><text:span text:style-name="T4">6</text:span>. Mirror #1 fine-tuning<text:bookmark-end text:name="__RefHeading___Toc251_1930603353"/></text:h>
      <text:p text:style-name="P9">Because adjustment of mirror #2 will move the spots on the right side (furthest from the mirror) by approximately the same amount, mirror #2 usually cannot compensate for the fact that the right-side spots are not consistent from front to back of the machine. <text:s/>This is because the beam length traveled and mirror angle are the same for these locations. <text:s/>In order to adjust the location of the spots relative to one another, it will be necessary to very slightly adjust mirror #1. <text:s/>This is because the length of the path from the upper-right to mirror #1 is shorter than the length of the path from the lower-right to mirror #1.</text:p>
      <text:p text:style-name="P9"/>
      <text:p text:style-name="P9">The goal of this alignment is to VERY SLIGHTLY alter the direction of the beam until the spots in the upper-right and lower-right hit at the same location EVEN IF THEY ARE NOT IN THE CENTER. <text:s/>Centering these spots will be done by returning to step 5. where both can be moved at the same time using mirror #2. <text:s/><text:span text:style-name="T4">This alignment only aims to make sure that the amount they of off by is the same.</text:span></text:p>
      <text:p text:style-name="P9"/>
      <text:p text:style-name="P10">Return to step 5 to re-center the spots. <text:s/>Note that after this fine-tuning adjustment, the spots from the original mirror #1 alignment may no longer arrive at the exact center of the aperture. <text:s/>This is ok as long as the spots arrive at the center of mirror #3 consistently across the bed.</text:p>
      <text:p text:style-name="P10"/>
      <text:h text:style-name="Heading_20_2" text:outline-level="2"><text:bookmark-start text:name="__RefHeading___Toc253_1930603353"/>7. Mirror #3 alignment<text:bookmark-end text:name="__RefHeading___Toc253_1930603353"/></text:h>
      <text:p text:style-name="P7">The goal of this stage is to ensure that the beam arrives at the center of the lens. <text:s/>There is no alignment target for this, so adjustment will have to be done without a specific target.</text:p>
      <text:p text:style-name="P7"/>
      <text:p text:style-name="P7">Remove the lens from the laser head and place a piece of blue painter’s tape on the bottom. <text:s/>Score or mark the painter’s tape so that the aperture can be judged. <text:s/>Fire a test pulse to mark the painter’s tape. <text:s/>Carefully adjust the set-screws on mirror #3 and repeat this process until the spot arrives as close as possible to the center of the output aperture (where the lens will be).</text:p>
      <text:p text:style-name="P7"/>
      <text:p text:style-name="P7">Once this is done, place a piece of tape on the bed and fire a test-pulse. <text:s/>Move the bed to its lowest position and fire another test-pulse. <text:s text:c="2"/>Continue adjusting mirror #3 until the two pulses (highest Z to lowest Z) arrive are at the same location. <text:s/>This process ensures that the beam is aligned so that it is perfectly perpendicular to the work surface.</text:p>
      <text:p text:style-name="P7"/>
      <text:h text:style-name="Heading_20_2" text:outline-level="2"><text:bookmark-start text:name="__RefHeading___Toc255_1930603353"/>8. Gantry Square<text:bookmark-end text:name="__RefHeading___Toc255_1930603353"/></text:h>
      <text:p text:style-name="P7">The goal of this step is to make sure that the gantry is truly square. <text:s/><text:span text:style-name="T5">This must be done after step 7 because it relies on having a consistent beam all across the bed in order to mark a square.</text:span></text:p>
      <text:p text:style-name="P7"/>
      <text:p text:style-name="P8">Perform a test etch on a piece of material as large as possible. <text:s/>The test etch should be done at low power (~15%) and high speed (~200mm/s). <text:s/>The test pattern should be a large rectangle with lines across the two diagonals.</text:p>
      <text:p text:style-name="P8"/>
      <text:p text:style-name="P8">With these two diagonals marked on the large workpiece, measure the length of the diagonals carefully. <text:s/>If you find one of them significantly longer than the other, you should square the gantry. <text:s/>If they are the same length then the gantry is already square.</text:p>
      <text:p text:style-name="P8"/>
      <text:p text:style-name="P8"><text:soft-page-break/>In order to adjust the gantry square, disengage the set-screws that tie the left side and right side of the gantry cross-member so that they move independently. <text:s/>The gantry cross-member can then be carefully moved clockwise or counter-clockwise by a few degrees. <text:s/>VERY SLIGHTLY adjust the angle of the gantry cross-member and repeat the rectangle and diagonals test. <text:s/>Repeat until the lengths of the two diagonals match.</text:p>
      <text:p text:style-name="P8"/>
      <text:p text:style-name="P8">Note that in the process of adjusting the diagonals, it may be necessary to return to the mirror adjustment stage, so repeat the test marks from steps 5-7 to confirm that the beam is still centered in the aperture and perpendicular to the work surface at the end.</text:p>
      <text:p text:style-name="P7"/>
      <text:h text:style-name="Heading_20_2" text:outline-level="2"><text:bookmark-start text:name="__RefHeading___Toc257_1930603353"/>9. Ramp Test<text:bookmark-end text:name="__RefHeading___Toc257_1930603353"/></text:h>
      <text:p text:style-name="P7"/>
      <text:p text:style-name="P7">The aim of this step is to find the actual focal-length of the lens. <text:s/>In reality, we’re trying to find the distance between the output nozzle and the focal point.</text:p>
      <text:p text:style-name="P7"/>
      <text:p text:style-name="P7">Place a ramp on the bed.</text:p>
      <text:p text:style-name="P7"/>
      <text:p text:style-name="P7">Score a line across the ramp. <text:s/>Figure out how far down the ramp the smallest beam width is. <text:s/>This location will be at the focal length from output of nozzle to workpiece. <text:s/>Record this because it will be used as the reference when doing etching and cutting.</text:p>
      <text:p text:style-name="P7"/>
      <text:p text:style-name="P15"/>
      <text:h text:style-name="Heading_20_1" text:outline-level="1"><text:bookmark-start text:name="__RefHeading___Toc259_1930603353"/>Monthly Inspection<text:bookmark-end text:name="__RefHeading___Toc259_1930603353"/></text:h>
      <text:p text:style-name="P13"/>
      <text:p text:style-name="P13">The machine should undergo a monthly inspection wherein the working state should be verified. <text:s/>This process consists of verifying the cleanliness of the optics followed by a set of alignment tests to verify and correct any deviations from the last alignment.</text:p>
      <text:p text:style-name="P13"/>
      <text:h text:style-name="Heading_20_2" text:outline-level="2"><text:bookmark-start text:name="__RefHeading___Toc261_1930603353"/><text:span text:style-name="T7">1. </text:span>Inspect and clean optical elements<text:bookmark-end text:name="__RefHeading___Toc261_1930603353"/></text:h>
      <text:p text:style-name="P16">The first thing to do is to check all 3 mirrors for residue from recent cutting activity. <text:s/>During this inspection, if necessary, clean each of the mirrors with q-tips and “LA’s totally awesome” detergent followed by 97% isopropyl alcohol to ensure that they are clean and free of residue and debris.</text:p>
      <text:p text:style-name="P16"/>
      <text:p text:style-name="P16">Next, the lens should be inspected and cleaned with the same method. <text:s/>Note any pitting or scarring of the lens itself as this could be indicative of damage to the lens from the residue.</text:p>
      <text:p text:style-name="P16"/>
      <text:p text:style-name="P16">As this is being done, if there is more residue than normal, check the operator log sheets to see what has been cut. <text:s/>This may inform future policy on materials, power and speed recommendations.</text:p>
      <text:h text:style-name="Heading_20_2" text:outline-level="2"><text:bookmark-start text:name="__RefHeading___Toc263_1930603353"/><text:span text:style-name="T7">2. </text:span>Bed level tests<text:bookmark-end text:name="__RefHeading___Toc263_1930603353"/></text:h>
      <text:p text:style-name="P16">Check to make sure that the bed is still parallel to the gantry. <text:s/>This is done by placing a small block between the nozzle and the bed at each of the 4 corners. <text:s/>The distance should be the same for all 4 <text:soft-page-break/>corners. <text:s/>If one or more corners are not aligned to within about 1mm, perform the bed level procedure (See Step 2 in the alignment procedures).</text:p>
      <text:p text:style-name="P16"/>
      <text:p text:style-name="P16">For better accuracy, a dial indicator can be mounted to the lens tube and the indicator can be run along the bed (with a suitably flat workpiece on the bed). <text:s/>The dial indicator will help align the bed to a much higher precision. <text:s/>In some cases, precision of about 0.25mm (10 thou inches) can be achieved in this way with a little patience.</text:p>
      <text:h text:style-name="Heading_20_2" text:outline-level="2"><text:bookmark-start text:name="__RefHeading___Toc265_1930603353"/><text:span text:style-name="T7">3. </text:span>Laser beam alignment tests<text:bookmark-end text:name="__RefHeading___Toc265_1930603353"/></text:h>
      <text:p text:style-name="P16"><text:span text:style-name="T8">Next</text:span>, the beam itself can be checked. <text:s/>Using the Laser Beam Alignment worksheet, fire test pulses using the targets with the laser head at each of the locations shown. <text:s/>This alignment worksheet will help visualize how close the beam is to the center of the apertures. <text:s/>Specifically, the Mirror #3 aperture should have test spots as close as possible to the center and within the aperture hole. <text:s/><text:span text:style-name="T8">If any of the spots are more than 2mm from the center, perform the alignment procedures in steps 4-7 depending on how the spots are mis-aligned. <text:s/>Make sure that the set-screws on the mirrors are tight after alignment so that the alignment does not drift during operation.</text:span></text:p>
      <text:p text:style-name="P16"/>
      <text:h text:style-name="Heading_20_2" text:outline-level="2">4. Gantry Square Test</text:h>
      <text:p text:style-name="P17">Once the level, optics, and beam have been verified, the machine should be checked as square. <text:s/>This is done by cutting a large-format rectangle (ideally covering more than half the working area). <text:s/>The distance between diagonals should be checked to make sure they are equal. <text:s/>If they are not, square the gantry as described in Step 8. <text:s/>Note that this process may upset the alignment of the beam, so if it is found to be out of square, the mirrors may need subsequent alignment.</text:p>
      <text:p text:style-name="P17"/>
      <text:p text:style-name="P17">After all of the alignment tests have been done, file the Laser Beam Alignment worksheet in the folder for the specific machine and note the date and time, your name, and any notes on how you found the condition of the machine to be.</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08:57:02.860487613</meta:creation-date>
    <dc:date>2026-03-26T17:44:26.773085008</dc:date>
    <meta:editing-duration>PT12H17M23S</meta:editing-duration>
    <meta:editing-cycles>11</meta:editing-cycles>
    <meta:generator>LibreOffice/24.2.7.2$Linux_X86_64 LibreOffice_project/420$Build-2</meta:generator>
    <meta:document-statistic meta:table-count="0" meta:image-count="0" meta:object-count="0" meta:page-count="6" meta:paragraph-count="75" meta:word-count="2681" meta:character-count="14834" meta:non-whitespace-character-count="12136"/>
  </office:meta>
</office:document-meta>
</file>